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503cm" fo:break-before="auto" style:use-optimal-row-height="true"/>
    </style:style>
    <style:style style:name="ro2" style:family="table-row">
      <style:table-row-properties style:row-height="45.754cm" fo:break-before="auto" style:use-optimal-row-height="true"/>
    </style:style>
    <style:style style:name="ro3" style:family="table-row">
      <style:table-row-properties style:row-height="11.368cm" fo:break-before="auto" style:use-optimal-row-height="true"/>
    </style:style>
    <style:style style:name="ro4" style:family="table-row">
      <style:table-row-properties style:row-height="10.158cm" fo:break-before="auto" style:use-optimal-row-height="true"/>
    </style:style>
    <style:style style:name="ro5" style:family="table-row">
      <style:table-row-properties style:row-height="57.506cm" fo:break-before="auto" style:use-optimal-row-height="true"/>
    </style:style>
    <style:style style:name="ro6" style:family="table-row">
      <style:table-row-properties style:row-height="19.062cm" fo:break-before="auto" style:use-optimal-row-height="true"/>
    </style:style>
    <style:style style:name="ro7" style:family="table-row">
      <style:table-row-properties style:row-height="10.56cm" fo:break-before="auto" style:use-optimal-row-height="true"/>
    </style:style>
    <style:style style:name="ro8" style:family="table-row">
      <style:table-row-properties style:row-height="34.024cm" fo:break-before="auto" style:use-optimal-row-height="true"/>
    </style:style>
    <style:style style:name="ro9" style:family="table-row">
      <style:table-row-properties style:row-height="4.508cm" fo:break-before="auto" style:use-optimal-row-height="tru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5" table:default-cell-style-name="Default"/>
        <table:table-column table:style-name="co1" table:default-cell-style-name="ce1"/>
        <table:table-column table:style-name="co1" table:number-columns-repeated="28" table:default-cell-style-name="Default"/>
        <table:table-row table:style-name="ro1">
          <table:table-cell office:value-type="string" calcext:value-type="string">
            <text:p>Zählen</text:p>
          </table:table-cell>
          <table:table-cell office:value-type="string" calcext:value-type="string">
            <text:p>identifier</text:p>
          </table:table-cell>
          <table:table-cell office:value-type="string" calcext:value-type="string">
            <text:p>locality_string</text:p>
          </table:table-cell>
          <table:table-cell office:value-type="string" calcext:value-type="string">
            <text:p>start_date</text:p>
          </table:table-cell>
          <table:table-cell office:value-type="string" calcext:value-type="string">
            <text:p>end_date</text:p>
          </table:table-cell>
          <table:table-cell office:value-type="string" calcext:value-type="string">
            <text:p>summary</text:p>
          </table:table-cell>
          <table:table-cell office:value-type="string" calcext:value-type="string">
            <text:p>Import</text:p>
          </table:table-cell>
          <table:table-cell office:value-type="string" calcext:value-type="string">
            <text:p>archival_history</text:p>
          </table:table-cell>
          <table:table-cell office:value-type="string" calcext:value-type="string">
            <text:p>title</text:p>
          </table:table-cell>
          <table:table-cell office:value-type="string" calcext:value-type="string">
            <text:p>commentary</text:p>
          </table:table-cell>
          <table:table-cell office:value-type="string" calcext:value-type="string">
            <text:p>literature</text:p>
          </table:table-cell>
          <table:table-cell office:value-type="string" calcext:value-type="string">
            <text:p>footnotes</text:p>
          </table:table-cell>
          <table:table-cell office:value-type="string" calcext:value-type="string">
            <text:p>annotations</text:p>
          </table:table-cell>
          <table:table-cell office:value-type="string" calcext:value-type="string">
            <text:p>incipit</text:p>
          </table:table-cell>
          <table:table-cell office:value-type="string" calcext:value-type="string">
            <text:p>original_date</text:p>
          </table:table-cell>
          <table:table-cell office:value-type="string" calcext:value-type="string">
            <text:p>verso_note</text:p>
          </table:table-cell>
          <table:table-cell office:value-type="string" calcext:value-type="string">
            <text:p>seal</text:p>
          </table:table-cell>
          <table:table-cell office:value-type="string" calcext:value-type="string">
            <text:p>recipient</text:p>
          </table:table-cell>
          <table:table-cell office:value-type="string" calcext:value-type="string">
            <text:p>witnesses</text:p>
          </table:table-cell>
          <table:table-cell office:value-type="string" calcext:value-type="string">
            <text:p>clerk</text:p>
          </table:table-cell>
          <table:table-cell office:value-type="string" calcext:value-type="string">
            <text:p>chancellor</text:p>
          </table:table-cell>
          <table:table-cell office:value-type="string" calcext:value-type="string">
            <text:p>signature</text:p>
          </table:table-cell>
          <table:table-cell office:value-type="string" calcext:value-type="string">
            <text:p>signature_addition</text:p>
          </table:table-cell>
          <table:table-cell office:value-type="string" calcext:value-type="string">
            <text:p>external_links</text:p>
          </table:table-cell>
          <table:table-cell office:value-type="string" calcext:value-type="string">
            <text:p>exchange_identifier</text:p>
          </table:table-cell>
          <table:table-cell office:value-type="string" calcext:value-type="string">
            <text:p>urn</text:p>
          </table:table-cell>
          <table:table-cell office:value-type="string" calcext:value-type="string">
            <text:p>pid</text:p>
          </table:table-cell>
          <table:table-cell office:value-type="string" calcext:value-type="string">
            <text:p>uid</text:p>
          </table:table-cell>
          <table:table-cell office:value-type="string" calcext:value-type="string">
            <text:p>sorting</text:p>
          </table:table-cell>
          <table:table-cell office:value-type="string" calcext:value-type="string">
            <text:p>bandpk</text:p>
          </table:table-cell>
          <table:table-cell office:value-type="string" calcext:value-type="string">
            <text:p>laufendenummer</text:p>
          </table:table-cell>
          <table:table-cell office:value-type="string" calcext:value-type="string">
            <text:p>regestennummernorm</text:p>
          </table:table-cell>
          <table:table-cell office:value-type="string" calcext:value-type="string">
            <text:p>persistent_identifier</text:p>
          </table:table-cell>
          <table:table-cell office:value-type="string" calcext:value-type="string">
            <text:p>date_string</text:p>
          </table:table-cell>
        </table:table-row>
        <table:table-row table:style-name="ro2">
          <table:table-cell office:value-type="float" office:value="972" calcext:value-type="float">
            <text:p>972</text:p>
          </table:table-cell>
          <table:table-cell office:value-type="string" calcext:value-type="string">
            <text:p>RI IV,2,2 n. 949</text:p>
          </table:table-cell>
          <table:table-cell office:value-type="string" calcext:value-type="string">
            <text:p>vor Mailand</text:p>
          </table:table-cell>
          <table:table-cell table:number-columns-repeated="2" office:value-type="string" calcext:value-type="string">
            <text:p>1161-06-03</text:p>
          </table:table-cell>
          <table:table-cell office:value-type="string" calcext:value-type="string">
            <text:p>Friedrich wiederholt D. 322 (Reg. 930) für das Bistum &lt;span data-type='name' class='recipient'&gt;&lt;span class='spaced'&gt;Passau&lt;/span&gt; &lt;/span&gt;, legt dabei aber genau fest, daß er die Investitur mit der Vogteigewalt sich und seinen Nachfolgern vorbehält. &lt;span data-type='name' class='witnesses'&gt;Z.: Patriarch Pilgrim von Aquileia, Erzbischof Hillin von Trier, die Bischöfe Eberhard von Bamberg, Konrad von Augsburg, Gero von Halberstadt, Hermann von Konstanz, Friedrich von Münster, Gottfried von Utrecht und Hermann von Verden, Herzog Heinrich von Bayern und Sachsen, Pfalzgraf Otto (von Wittelsbach) und seine Brüder Friedrich und Otto, Landgraf Ludwig (von Thüringen), Pfalzgraf Konrad bei Rhein, Herzog Friedrich von Schwaben, Sohn König Konrads (III.), und Herzog Heinrich von Kärnten, die Grafen Berthold von Andechs und Rudolf von Pfullendorf&lt;/span&gt;. - &lt;span data-type='name' class='chancellor'&gt;&lt;em&gt;Vlricus canc. vice Reinaldi Coloniensis archiep. et Ytalię archicanc.&lt;/em&gt; &lt;/span&gt;; &lt;span data-type='name' class='clerk'&gt;Neuausfertigung des D. 322 (Reg. 930), geschrieben von RG&lt;/span&gt;; &lt;span data-type='seg' class='seal'&gt;SP. D.&lt;/span&gt; <text:s/>&lt;span data-type='seg' class='incipit'&gt;&lt;em&gt;Si iustis fidelium&lt;/em&gt;&lt;/span&gt;.</text:p>
          </table:table-cell>
          <table:table-cell/>
          <table:table-cell office:value-type="string" calcext:value-type="string">
            <text:p>Orig.: Hauptstaatsarchiv München (A). Drucke: Mon. Boica 29&lt;sup&gt;a&lt;/sup&gt;, 359 n&lt;sup&gt;o&lt;/sup&gt; 503; MG. DF. I. 326. Reg.: Heider, Reg. des Passauer Abteilandes 13 n&lt;sup&gt;o&lt;/sup&gt; 3; Stumpf 3905.</text:p>
          </table:table-cell>
          <table:table-cell office:value-type="string" calcext:value-type="string">
            <text:p>Friedrich I.</text:p>
          </table:table-cell>
          <table:table-cell office:value-type="string" calcext:value-type="string">
            <text:p>Diese Neuausfertigung diente einer Präzisierung der Bestimmungen über die Vogtei, die Graf Gebhard von Sulzbach innehatte. Die Entstehung des D., bei der zunächst von einem Passauer Schreiber eine Abschrift des D. 322 angefertigt wurde, hat Krallert, Urkunden Friedrichs I. für Passau, MIÖG Erg. Bd. 14 (1939) 261 ff. eingehend untersucht, vgl. auch die Vorbemerkung zum D. - Die Zeugenliste wurde neu hinzugefügt und entspricht dem Zeitpunkt der Beurkundung, vgl. Ficker, Beiträge 1, 129 85 und 246 142. - Vgl. auch die oben Reg. &lt;link riregesten:ri_1161-01-29_000001_000001_004_002_002_000372_0000000930&gt;930&lt;/link&gt; <text:s/>zitierte Arbeit von Tellenbach.</text:p>
          </table:table-cell>
          <table:table-cell table:number-columns-repeated="3"/>
          <table:table-cell office:value-type="string" calcext:value-type="string">
            <text:p>&lt;em&gt;Si iustis fidelium&lt;/em&gt;</text:p>
          </table:table-cell>
          <table:table-cell office:value-type="string" calcext:value-type="string">
            <text:p>(III&lt;sup&gt;o&lt;/sup&gt; <text:s/>nonas iunii, ante portas civitatis Medyolanensis tempore vastationis)</text:p>
          </table:table-cell>
          <table:table-cell/>
          <table:table-cell office:value-type="string" calcext:value-type="string">
            <text:p>SP. D.</text:p>
          </table:table-cell>
          <table:table-cell office:value-type="string" calcext:value-type="string">
            <text:p>&lt;span class='spaced'&gt;Passau&lt;/span&gt;</text:p>
          </table:table-cell>
          <table:table-cell office:value-type="string" calcext:value-type="string">
            <text:p>Patriarch Pilgrim von Aquileia, Erzbischof Hillin von Trier, die Bischöfe Eberhard von Bamberg, Konrad von Augsburg, Gero von Halberstadt, Hermann von Konstanz, Friedrich von Münster, Gottfried von Utrecht und Hermann von Verden, Herzog Heinrich von Bayern und Sachsen, Pfalzgraf Otto (von Wittelsbach) und seine Brüder Friedrich und Otto, Landgraf Ludwig (von Thüringen), Pfalzgraf Konrad bei Rhein, Herzog Friedrich von Schwaben, Sohn König Konrads (III.), und Herzog Heinrich von Kärnten, die Grafen Berthold von Andechs und Rudolf von Pfullendorf</text:p>
          </table:table-cell>
          <table:table-cell office:value-type="string" calcext:value-type="string">
            <text:p>Neuausfertigung des D. 322 (Reg. 930), geschrieben von RG</text:p>
          </table:table-cell>
          <table:table-cell office:value-type="string" calcext:value-type="string">
            <text:p>&lt;em&gt;Vlricus canc. vice Reinaldi Coloniensis archiep. et Ytalię archicanc.&lt;/em&gt;</text:p>
          </table:table-cell>
          <table:table-cell table:number-columns-repeated="2"/>
          <table:table-cell office:value-type="string" calcext:value-type="string">
            <text:p>&lt;ul&gt;&lt;li&gt;&lt;link https://daten.digitale-sammlungen.de/bsb00009246/images/index.html?id=00009246&amp;seite=0112 - bsb&gt;Digitalisat der RI-Buchseite&lt;/link&gt;&lt;/li&gt;&lt;li&gt;Abb. des LBA Marburg: &lt;link http://lba.hist.uni-marburg.de/lba-cgi/kleioc/0010KlLBA/exec/showrecord/zugangsnummer/%2210252%22 - lba&gt;Org.&lt;/link&gt;, &lt;link http://lba.hist.uni-marburg.de/lba-cgi/kleioc/0010KlLBA/exec/showrecord/zugangsnummer/%2210253%22 - lba&gt;Kop. 12. Jhd.&lt;/link&gt;&lt;/li&gt;&lt;li&gt;&lt;link http://www.mgh.de/dmgh/diplomata/resolving/D_F_I_326 - mgh&gt;Druck in MGH DD&lt;/link&gt;&lt;/li&gt;&lt;li&gt;&lt;link http://www.hgw-online.net/abbildungsverzeichnis/df-i-326 - avekk&gt;Eintrag in AVEKK&lt;/link&gt;&lt;/li&gt;&lt;/ul&gt;</text:p>
          </table:table-cell>
          <table:table-cell office:value-type="string" calcext:value-type="string">
            <text:p>ri_1161-06-03_000001_000001_004_002_002_000391_0000000949</text:p>
          </table:table-cell>
          <table:table-cell office:value-type="string" calcext:value-type="string">
            <text:p>1161-06-03_1_0_4_2_2_391_949</text:p>
          </table:table-cell>
          <table:table-cell office:value-type="float" office:value="117" calcext:value-type="float">
            <text:p>117</text:p>
          </table:table-cell>
          <table:table-cell office:value-type="float" office:value="23578" calcext:value-type="float">
            <text:p>23578</text:p>
          </table:table-cell>
          <table:table-cell office:value-type="string" calcext:value-type="string">
            <text:p>004_002_002_000391_0000000949</text:p>
          </table:table-cell>
          <table:table-cell office:value-type="float" office:value="4002002" calcext:value-type="float">
            <text:p>4002002</text:p>
          </table:table-cell>
          <table:table-cell office:value-type="float" office:value="391" calcext:value-type="float">
            <text:p>391</text:p>
          </table:table-cell>
          <table:table-cell office:value-type="float" office:value="949" calcext:value-type="float">
            <text:p>949</text:p>
          </table:table-cell>
          <table:table-cell office:value-type="string" calcext:value-type="string">
            <text:p>1161-06-03_1_0_4_2_2_391_949</text:p>
          </table:table-cell>
          <table:table-cell office:value-type="string" calcext:value-type="string">
            <text:p>1161 Juni 3</text:p>
          </table:table-cell>
        </table:table-row>
        <table:table-row table:style-name="ro3">
          <table:table-cell office:value-type="float" office:value="973" calcext:value-type="float">
            <text:p>973</text:p>
          </table:table-cell>
          <table:table-cell office:value-type="string" calcext:value-type="string">
            <text:p>RI IV,2,2 n. 950</text:p>
          </table:table-cell>
          <table:table-cell office:value-type="string" calcext:value-type="string">
            <text:p>Comazzo und Corneliano Bertario</text:p>
          </table:table-cell>
          <table:table-cell table:number-columns-repeated="2" office:value-type="string" calcext:value-type="string">
            <text:p>1161-06-07</text:p>
          </table:table-cell>
          <table:table-cell office:value-type="string" calcext:value-type="string">
            <text:p>Friedrich kehrt nach der Verwüstung des Umlandes von Mailand in einem Umkreis von 10-15 Meilen nach Comazzo und Corneliano Bertario zurück, wo er fast alle deutschen Truppen zurückläßt und den Cremonesen, Pavesen und übrigen Lombarden die Erlaubnis zur Heimkehr erteilt.</text:p>
          </table:table-cell>
          <table:table-cell/>
          <table:table-cell office:value-type="string" calcext:value-type="string">
            <text:p>Acerbus Morena, ed. Güterbock, MG. SS rer. Germ. N. S. VII, 138.</text:p>
          </table:table-cell>
          <table:table-cell office:value-type="string" calcext:value-type="string">
            <text:p>Friedrich I.</text:p>
          </table:table-cell>
          <table:table-cell office:value-type="string" calcext:value-type="string">
            <text:p>Vgl. auch die bei Reg. &lt;link riregesten:ri_1161-05-29_000001_000001_004_002_002_000385_0000000943&gt;943&lt;/link&gt; <text:s/>genannten Quellen. - Zur zeitlichen Einordnung vgl. Reg. &lt;link riregesten:ri_1161-06-00_000001_000001_004_002_002_000390_0000000948&gt;948&lt;/link&gt;.</text:p>
          </table:table-cell>
          <table:table-cell table:number-columns-repeated="13"/>
          <table:table-cell office:value-type="string" calcext:value-type="string">
            <text:p>&lt;ul&gt;&lt;li&gt;&lt;link https://daten.digitale-sammlungen.de/bsb00009246/images/index.html?id=00009246&amp;seite=0112 - bsb&gt;Digitalisat der RI-Buchseite&lt;/link&gt;&lt;/li&gt;&lt;/ul&gt;</text:p>
          </table:table-cell>
          <table:table-cell office:value-type="string" calcext:value-type="string">
            <text:p>ri_1161-06-07_000001_000001_004_002_002_000392_0000000950</text:p>
          </table:table-cell>
          <table:table-cell office:value-type="string" calcext:value-type="string">
            <text:p>1161-06-07_1_0_4_2_2_392_950</text:p>
          </table:table-cell>
          <table:table-cell office:value-type="float" office:value="117" calcext:value-type="float">
            <text:p>117</text:p>
          </table:table-cell>
          <table:table-cell office:value-type="float" office:value="23579" calcext:value-type="float">
            <text:p>23579</text:p>
          </table:table-cell>
          <table:table-cell office:value-type="string" calcext:value-type="string">
            <text:p>004_002_002_000392_0000000950</text:p>
          </table:table-cell>
          <table:table-cell office:value-type="float" office:value="4002002" calcext:value-type="float">
            <text:p>4002002</text:p>
          </table:table-cell>
          <table:table-cell office:value-type="float" office:value="392" calcext:value-type="float">
            <text:p>392</text:p>
          </table:table-cell>
          <table:table-cell office:value-type="float" office:value="950" calcext:value-type="float">
            <text:p>950</text:p>
          </table:table-cell>
          <table:table-cell office:value-type="string" calcext:value-type="string">
            <text:p>1161-06-07_1_0_4_2_2_392_950</text:p>
          </table:table-cell>
          <table:table-cell office:value-type="string" calcext:value-type="string">
            <text:p>1161 (wohl um Juni 7)</text:p>
          </table:table-cell>
        </table:table-row>
        <table:table-row table:style-name="ro4">
          <table:table-cell office:value-type="float" office:value="974" calcext:value-type="float">
            <text:p>974</text:p>
          </table:table-cell>
          <table:table-cell office:value-type="string" calcext:value-type="string">
            <text:p>RI IV,2,2 n. 951</text:p>
          </table:table-cell>
          <table:table-cell office:value-type="string" calcext:value-type="string">
            <text:p>Cremona</text:p>
          </table:table-cell>
          <table:table-cell table:number-columns-repeated="2" office:value-type="string" calcext:value-type="string">
            <text:p>1161-06-09</text:p>
          </table:table-cell>
          <table:table-cell office:value-type="string" calcext:value-type="string">
            <text:p>Papst Viktor IV. nimmt das Kloster Echternach auf Bitten Kaiser Friedrichs (&lt;em&gt;karissimi filii nostri Frederici Romanorum imperatoris precibus inclinati&lt;/em&gt;) und Abt Gerards in seinen Schutz und bestätigt ihm die namentlich angeführten Besitzungen und Vorrechte.</text:p>
          </table:table-cell>
          <table:table-cell office:value-type="string" calcext:value-type="string">
            <text:p>Ja</text:p>
          </table:table-cell>
          <table:table-cell office:value-type="string" calcext:value-type="string">
            <text:p>Beyer, Mittelrhein. UB I, 683 n&lt;sup&gt;o&lt;/sup&gt; <text:s/>622; JL. 14.451; Mayr, Pontifikat des Gegenpapstes Viktor IV., masch. Hausarbeit am Inst. f. öst. Geschichtsforsch. (1974) 109 n&lt;sup&gt;o&lt;/sup&gt; <text:s/>34.</text:p>
          </table:table-cell>
          <table:table-cell office:value-type="string" calcext:value-type="string">
            <text:p>Friedrich I.</text:p>
          </table:table-cell>
          <table:table-cell table:number-columns-repeated="14"/>
          <table:table-cell office:value-type="string" calcext:value-type="string">
            <text:p>&lt;ul&gt;&lt;li&gt;&lt;link https://daten.digitale-sammlungen.de/bsb00009246/images/index.html?id=00009246&amp;seite=0113 - bsb&gt;Digitalisat der RI-Buchseite&lt;/link&gt;&lt;/li&gt;&lt;/ul&gt;</text:p>
          </table:table-cell>
          <table:table-cell office:value-type="string" calcext:value-type="string">
            <text:p>ri_1161-06-09_000001_000001_004_002_002_000393_0000000951</text:p>
          </table:table-cell>
          <table:table-cell office:value-type="string" calcext:value-type="string">
            <text:p>1161-06-09_1_0_4_2_2_393_951</text:p>
          </table:table-cell>
          <table:table-cell office:value-type="float" office:value="117" calcext:value-type="float">
            <text:p>117</text:p>
          </table:table-cell>
          <table:table-cell office:value-type="float" office:value="23580" calcext:value-type="float">
            <text:p>23580</text:p>
          </table:table-cell>
          <table:table-cell office:value-type="string" calcext:value-type="string">
            <text:p>004_002_002_000393_0000000951</text:p>
          </table:table-cell>
          <table:table-cell office:value-type="float" office:value="4002002" calcext:value-type="float">
            <text:p>4002002</text:p>
          </table:table-cell>
          <table:table-cell office:value-type="float" office:value="393" calcext:value-type="float">
            <text:p>393</text:p>
          </table:table-cell>
          <table:table-cell office:value-type="float" office:value="951" calcext:value-type="float">
            <text:p>951</text:p>
          </table:table-cell>
          <table:table-cell office:value-type="string" calcext:value-type="string">
            <text:p>1161-06-09_1_0_4_2_2_393_951</text:p>
          </table:table-cell>
          <table:table-cell office:value-type="string" calcext:value-type="string">
            <text:p>1161 Juni 9</text:p>
          </table:table-cell>
        </table:table-row>
        <table:table-row table:style-name="ro5">
          <table:table-cell office:value-type="float" office:value="978" calcext:value-type="float">
            <text:p>978</text:p>
          </table:table-cell>
          <table:table-cell office:value-type="string" calcext:value-type="string">
            <text:p>RI IV,2,2 n. 955</text:p>
          </table:table-cell>
          <table:table-cell office:value-type="string" calcext:value-type="string">
            <text:p>Lodi</text:p>
          </table:table-cell>
          <table:table-cell table:number-columns-repeated="2" office:value-type="string" calcext:value-type="string">
            <text:p>1161-06-20</text:p>
          </table:table-cell>
          <table:table-cell office:value-type="string" calcext:value-type="string">
            <text:p>Friedrich bestätigt der von seinem Vorgänger, Kaiser Otto (I.) gestifteten, bischöflichen Kirche zu &lt;span data-type='name' class='recipient'&gt;&lt;span class='spaced'&gt;Brandenburg&lt;/span&gt; &lt;/span&gt; <text:s/>(insbesondere dem dortigen Domkapitel) die genannten Besitzungen und Rechte, darunter auch die Schenkungen an das Augustiner-Chorherrenstift St. Maria zu Leitzkau und die an das Prämonstratenser-Domkapitel durch Bischof Willemar, nimmt aber davon die Zehenten der Besitzungen der Magdeburger Kirche aus, die diese durch einen Tausch zwischen Erzbischof Konrad und Bischof Wicher zur Zeit Papst Innozenz' (II.) und König Konrads (III.) erhalten hat. &lt;span data-type='name' class='witnesses'&gt;Z.: Patriarch Pilgrim von Aquileia, die Erzbischöfe Hillin von Trier, Wido von Ravenna und Stephan von Vienne, die Bischöfe Eberhard von Bamberg, Heinrich von Lüttich, Gottfried von Utrecht, Friedrich von Münster, Gunther von Speyer und Heinrich von Würzburg, Markgraf Dietrich (von der Lausitz), Pfalzgraf Otto (von Wittelsbach), Landgraf Ludwig (von Thüringen), Pfalzgraf Konrad bei Rhein, die Herzoge Friedrich von Schwaben und Heinrich von Kärnten und Burggraf Burchard von Magdeburg&lt;/span&gt;. - &lt;span data-type='name' class='chancellor'&gt;&lt;em&gt;Vlricus canc. vice Reinaldi Coloniensis archiep. et Ytaticę archicanc.&lt;/em&gt; &lt;/span&gt;; &lt;span data-type='name' class='clerk'&gt;nach den DDH. III. 267 (VU. I), O. I. 105 (VU. II) und H. II. 223 (VU. III) geschrieben von RG&lt;/span&gt;; &lt;span data-type='seg' class='seal'&gt;SI. 2.&lt;/span&gt; <text:s/>&lt;span data-type='seg' class='incipit'&gt;&lt;em&gt;Si piis fidelium&lt;/em&gt; &lt;/span&gt;.</text:p>
          </table:table-cell>
          <table:table-cell/>
          <table:table-cell office:value-type="string" calcext:value-type="string">
            <text:p>Orig.: Einst im Archiv des Domkapitels von Brandenburg, wohl Verlust des Zweiten Weltkrieges, nur noch das abgefallene Siegel erhalten; Photo im Lichtbildarchiv Marburg (A). Drucke: Riedel, CD. Brandenburgensis 1/8, 102 n&lt;sup&gt;o&lt;/sup&gt; <text:s/>14; MG. DF. I. 328. Reg.: Stumpf 3907.</text:p>
          </table:table-cell>
          <table:table-cell office:value-type="string" calcext:value-type="string">
            <text:p>Friedrich I.</text:p>
          </table:table-cell>
          <table:table-cell office:value-type="string" calcext:value-type="string">
            <text:p>Der Zehenttausch mit Magdeburg wurde 1139 durch Innozenz II. bestätigt (JL. 8008). Zur im gleichen Jahr vorgenommenen Errichtung des Domkapitels, das als Empfänger des vorliegenden D. zu gelten hat, vgl. Riedel, a. a. O., 104 n&lt;sup&gt;o&lt;/sup&gt; <text:s/>15 und 105 n&lt;sup&gt;o&lt;/sup&gt; <text:s/>16. - Vgl. zum D. Kahl, Brandenburg, HJb. 86 (1966) 77 f. Zu einer späteren Bezugnahme auf dieses D. vgl. Reg. &lt;link riregesten:ri_1164-06-02_000001_000001_004_002_002_000807_0000001365&gt;1365&lt;/link&gt;. - Das D. ist das älteste Zeugnis für einen Aufenthalt des Kaisers in der seit März 1161 begonnenen Pfalz zu Lodi (Acerbus Morena, ed. Güterbock, MG. SS rer. Germ. in us. schol., 133 f.), vgl. dazu Opll, Itinerar, 115.</text:p>
          </table:table-cell>
          <table:table-cell table:number-columns-repeated="3"/>
          <table:table-cell office:value-type="string" calcext:value-type="string">
            <text:p>&lt;em&gt;Si piis fidelium&lt;/em&gt;</text:p>
          </table:table-cell>
          <table:table-cell office:value-type="string" calcext:value-type="string">
            <text:p>(XII&lt;sup&gt;mo&lt;/sup&gt; <text:s/>kal. iulii, Laudę in palacio)</text:p>
          </table:table-cell>
          <table:table-cell/>
          <table:table-cell office:value-type="string" calcext:value-type="string">
            <text:p>SI. 2.</text:p>
          </table:table-cell>
          <table:table-cell office:value-type="string" calcext:value-type="string">
            <text:p>&lt;span class='spaced'&gt;Brandenburg&lt;/span&gt;</text:p>
          </table:table-cell>
          <table:table-cell office:value-type="string" calcext:value-type="string">
            <text:p>Patriarch Pilgrim von Aquileia, die Erzbischöfe Hillin von Trier, Wido von Ravenna und Stephan von Vienne, die Bischöfe Eberhard von Bamberg, Heinrich von Lüttich, Gottfried von Utrecht, Friedrich von Münster, Gunther von Speyer und Heinrich von Würzburg, Markgraf Dietrich (von der Lausitz), Pfalzgraf Otto (von Wittelsbach), Landgraf Ludwig (von Thüringen), Pfalzgraf Konrad bei Rhein, die Herzoge Friedrich von Schwaben und Heinrich von Kärnten und Burggraf Burchard von Magdeburg</text:p>
          </table:table-cell>
          <table:table-cell office:value-type="string" calcext:value-type="string">
            <text:p>nach den DDH. III. 267 (VU. I), O. I. 105 (VU. II) und H. II. 223 (VU. III) geschrieben von RG</text:p>
          </table:table-cell>
          <table:table-cell office:value-type="string" calcext:value-type="string">
            <text:p>&lt;em&gt;Vlricus canc. vice Reinaldi Coloniensis archiep. et Ytaticę archicanc.&lt;/em&gt;</text:p>
          </table:table-cell>
          <table:table-cell table:number-columns-repeated="2"/>
          <table:table-cell office:value-type="string" calcext:value-type="string">
            <text:p>&lt;ul&gt;&lt;li&gt;&lt;link https://daten.digitale-sammlungen.de/bsb00009246/images/index.html?id=00009246&amp;seite=0113 - bsb&gt;Digitalisat der RI-Buchseite&lt;/link&gt;&lt;/li&gt;&lt;li&gt;&lt;link http://lba.hist.uni-marburg.de/lba-cgi/kleioc/0010KlLBA/exec/showrecord/zugangsnummer/%225785%22 - lba&gt;Abb. des LBA Marburg&lt;/link&gt;&lt;/li&gt;&lt;li&gt;&lt;link http://www.mgh.de/dmgh/diplomata/resolving/D_F_I_328 - mgh&gt;Druck in MGH DD&lt;/link&gt;&lt;/li&gt;&lt;li&gt;&lt;link http://www.hgw-online.net/abbildungsverzeichnis/df-i-328 - avekk&gt;Eintrag in AVEKK&lt;/link&gt;&lt;/li&gt;&lt;/ul&gt;</text:p>
          </table:table-cell>
          <table:table-cell office:value-type="string" calcext:value-type="string">
            <text:p>ri_1161-06-20_000001_000001_004_002_002_000397_0000000955</text:p>
          </table:table-cell>
          <table:table-cell office:value-type="string" calcext:value-type="string">
            <text:p>1161-06-20_1_0_4_2_2_397_955</text:p>
          </table:table-cell>
          <table:table-cell office:value-type="float" office:value="117" calcext:value-type="float">
            <text:p>117</text:p>
          </table:table-cell>
          <table:table-cell office:value-type="float" office:value="23584" calcext:value-type="float">
            <text:p>23584</text:p>
          </table:table-cell>
          <table:table-cell office:value-type="string" calcext:value-type="string">
            <text:p>004_002_002_000397_0000000955</text:p>
          </table:table-cell>
          <table:table-cell office:value-type="float" office:value="4002002" calcext:value-type="float">
            <text:p>4002002</text:p>
          </table:table-cell>
          <table:table-cell office:value-type="float" office:value="397" calcext:value-type="float">
            <text:p>397</text:p>
          </table:table-cell>
          <table:table-cell office:value-type="float" office:value="955" calcext:value-type="float">
            <text:p>955</text:p>
          </table:table-cell>
          <table:table-cell office:value-type="string" calcext:value-type="string">
            <text:p>1161-06-20_1_0_4_2_2_397_955</text:p>
          </table:table-cell>
          <table:table-cell office:value-type="string" calcext:value-type="string">
            <text:p>1161 Juni 20</text:p>
          </table:table-cell>
        </table:table-row>
        <table:table-row table:style-name="ro6">
          <table:table-cell office:value-type="float" office:value="1181" calcext:value-type="float">
            <text:p>1181</text:p>
          </table:table-cell>
          <table:table-cell office:value-type="string" calcext:value-type="string">
            <text:p>RI IV,2,2 n. 1153</text:p>
          </table:table-cell>
          <table:table-cell office:value-type="string" calcext:value-type="string">
            <text:p>(wohl 1162 Herbst)</text:p>
          </table:table-cell>
          <table:table-cell table:number-columns-repeated="2" office:value-type="string" calcext:value-type="string">
            <text:p>1161-06-20</text:p>
          </table:table-cell>
          <table:table-cell office:value-type="string" calcext:value-type="string">
            <text:p>Herzog B(erthold IV.) von Burgund sichert König L(udwig VII.) von Frankreich zu, in seiner Auseinandersetzung mit dem Kaiser gemeinsam mit anderen großen Reichsfürsten mit Rat und Hilfe (&lt;em&gt;consilio et auxilio&lt;/em&gt;) zu ihm zu stehen, empfiehlt ihm seinen zu ihm abgesandten Bruder Rudolf, der trotz kanonischer Wahl zum Erzbischof von Mainz vom Kaiser durch einen anderen verdrängt worden sei, und bittet ihn um Unterstützung von dessen Angelegenheiten bei Papst Alexander III. und anderswo.</text:p>
          </table:table-cell>
          <table:table-cell office:value-type="string" calcext:value-type="string">
            <text:p>Ja</text:p>
          </table:table-cell>
          <table:table-cell office:value-type="string" calcext:value-type="string">
            <text:p>Acht, Mainzer UB. II/1, 469 n&lt;sup&gt;o&lt;/sup&gt; <text:s/>263 (mit Literaturangaben); Die Zähringer, hg. von H. Schadek u. K. Schmid. (Veröffentlichungen zur Zähringer-Ausstellung II, Sigmaringen 1986) 453 n&lt;sup&gt;o&lt;/sup&gt; <text:s/>9 (mit deutscher Übersetzung).</text:p>
          </table:table-cell>
          <table:table-cell office:value-type="string" calcext:value-type="string">
            <text:p>Friedrich I.</text:p>
          </table:table-cell>
          <table:table-cell office:value-type="string" calcext:value-type="string">
            <text:p>Terminus post quem für die zeitliche Einordnung ist die Erhebung Konrads von Wittelsbach zum Mainzer Erzbischof im Juni 1161 zu Lodi (Reg. &lt;link riregesten:ri_1161-06-19_000001_000001_004_002_002_000404_0000000962&gt;962&lt;/link&gt;), doch präzisieren die Hinweise auf die Auseinandersetzung Ludwigs VII. mit dem Kaiser sowie die Bitte um Unterstützung bei Alexander III. die Datierung auf etwa Herbst 1162, als die Beziehungen zwischen Staufern und Zähringern auf einem Tiefpunkt angelangt waren, vgl. Kienast, Deutschland und Frankreich I, 209 f. sowie jetzt auch Heinemann, Burgund, AfD 30 (1984) 175 f.</text:p>
          </table:table-cell>
          <table:table-cell table:number-columns-repeated="13"/>
          <table:table-cell office:value-type="string" calcext:value-type="string">
            <text:p>&lt;ul&gt;&lt;li&gt;&lt;link https://daten.digitale-sammlungen.de/bsb00009246/images/index.html?id=00009246&amp;seite=0165 - bsb&gt;Digitalisat der RI-Buchseite&lt;/link&gt;&lt;/li&gt;&lt;/ul&gt;</text:p>
          </table:table-cell>
          <table:table-cell office:value-type="string" calcext:value-type="string">
            <text:p>ri_1161-06-20_000001_000001_004_002_002_000595_0000001153</text:p>
          </table:table-cell>
          <table:table-cell office:value-type="string" calcext:value-type="string">
            <text:p>1161-06-20_1_0_4_2_2_595_1153</text:p>
          </table:table-cell>
          <table:table-cell office:value-type="float" office:value="117" calcext:value-type="float">
            <text:p>117</text:p>
          </table:table-cell>
          <table:table-cell office:value-type="float" office:value="23782" calcext:value-type="float">
            <text:p>23782</text:p>
          </table:table-cell>
          <table:table-cell office:value-type="string" calcext:value-type="string">
            <text:p>004_002_002_000595_0000001153</text:p>
          </table:table-cell>
          <table:table-cell office:value-type="float" office:value="4002002" calcext:value-type="float">
            <text:p>4002002</text:p>
          </table:table-cell>
          <table:table-cell office:value-type="float" office:value="595" calcext:value-type="float">
            <text:p>595</text:p>
          </table:table-cell>
          <table:table-cell office:value-type="float" office:value="1153" calcext:value-type="float">
            <text:p>1153</text:p>
          </table:table-cell>
          <table:table-cell office:value-type="string" calcext:value-type="string">
            <text:p>1161-06-20_1_0_4_2_2_595_1153</text:p>
          </table:table-cell>
          <table:table-cell office:value-type="string" calcext:value-type="string">
            <text:p>(nach 1161 Juni 20)</text:p>
          </table:table-cell>
        </table:table-row>
        <table:table-row table:style-name="ro7">
          <table:table-cell office:value-type="float" office:value="985" calcext:value-type="float">
            <text:p>985</text:p>
          </table:table-cell>
          <table:table-cell office:value-type="string" calcext:value-type="string">
            <text:p>RI IV,2,2 n. 961a</text:p>
          </table:table-cell>
          <table:table-cell office:value-type="string" calcext:value-type="string">
            <text:p>Würzburg</text:p>
          </table:table-cell>
          <table:table-cell office:value-type="string" calcext:value-type="string">
            <text:p>1161-06-19</text:p>
          </table:table-cell>
          <table:table-cell office:value-type="string" calcext:value-type="string">
            <text:p>1161-06-21</text:p>
          </table:table-cell>
          <table:table-cell office:value-type="string" calcext:value-type="string">
            <text:p>Friedrich läßt von den Mainzer Juden zur Sühne für die Ermordnung seines Mundschenks Benno eine goldene Statue nach dessen Ebenbild anfertigen, die neben dem Mainzer Dom aufgestellt wird. Diese Statue wird von Erzbischof Rudolf zerstört, das Gold wird aufgeteilt.</text:p>
          </table:table-cell>
          <table:table-cell/>
          <table:table-cell office:value-type="string" calcext:value-type="string">
            <text:p>Aegidii Aureaevallensis Gesta epp. Leod. 1. III, MG. SS XXV, 108.</text:p>
          </table:table-cell>
          <table:table-cell office:value-type="string" calcext:value-type="string">
            <text:p>Friedrich I.</text:p>
          </table:table-cell>
          <table:table-cell office:value-type="string" calcext:value-type="string">
            <text:p>Die zeitliche Einreihung dieser zweifellos legendenhaften Überlieferung richtet sich nach der Absetzung des im Gefolge der Ermordung Erzbischof Arnolds am 24. Juni 1160 (Reg. 893) zum Mainzer Erzbischof gewählten Rudolf von Zähringen, die Papst Viktor IV auf der Synode von Lodi im Juni 1161 aussprach (vgl. Reg. 962).</text:p>
          </table:table-cell>
          <table:table-cell table:number-columns-repeated="14"/>
          <table:table-cell office:value-type="string" calcext:value-type="string">
            <text:p>ri_1161-06-19_000001_000001_004_002_002_00403a_000000961a</text:p>
          </table:table-cell>
          <table:table-cell office:value-type="string" calcext:value-type="string">
            <text:p>1161-06-19_1_1_4_2_2_403a_961a</text:p>
          </table:table-cell>
          <table:table-cell office:value-type="float" office:value="117" calcext:value-type="float">
            <text:p>117</text:p>
          </table:table-cell>
          <table:table-cell office:value-type="float" office:value="134529" calcext:value-type="float">
            <text:p>134529</text:p>
          </table:table-cell>
          <table:table-cell office:value-type="string" calcext:value-type="string">
            <text:p>004_002_002_000403_a_000000961a</text:p>
          </table:table-cell>
          <table:table-cell table:number-columns-repeated="3"/>
          <table:table-cell office:value-type="string" calcext:value-type="string">
            <text:p>1161-06-19_1_1_4_2_2_403a_961a</text:p>
          </table:table-cell>
          <table:table-cell office:value-type="string" calcext:value-type="string">
            <text:p>(vor 1161 Juni 19 &amp;#x2012; 22)</text:p>
          </table:table-cell>
        </table:table-row>
        <table:table-row table:style-name="ro8">
          <table:table-cell office:value-type="float" office:value="979" calcext:value-type="float">
            <text:p>979</text:p>
          </table:table-cell>
          <table:table-cell office:value-type="string" calcext:value-type="string">
            <text:p>RI IV,2,2 n. 956</text:p>
          </table:table-cell>
          <table:table-cell office:value-type="string" calcext:value-type="string">
            <text:p>Lodi</text:p>
          </table:table-cell>
          <table:table-cell table:number-columns-repeated="2" office:value-type="string" calcext:value-type="string">
            <text:p>1161-06-22</text:p>
          </table:table-cell>
          <table:table-cell office:value-type="string" calcext:value-type="string">
            <text:p>Friedrich nimmt die bischöfliche Kirche zu &lt;span data-type='name' class='recipient'&gt;&lt;span class='spaced'&gt;Avignon&lt;/span&gt; &lt;/span&gt; <text:s/>auf Bitten Bischof Gaufrids und auf Intervention des Elekten Rainald von Köln, des Erzkanzlers für Italien, mit all ihren Besitzungen in seinen Schutz, sichert ihr die Regalien zu, trifft eine Reihe von Verfügungen über die Kirchenlehen des Bistums, besonders über die Pflichten der Belehnten und die Erblichkeit der Lehen, und erlaubt dem Bischof, innerhalb seiner Diözese öffentliche Notare zu ernennen. - &lt;span data-type='name' class='chancellor'&gt;&lt;em&gt;Rainaldus sanctę Coloniensis ęcclesię electus et Italię archicanc.&lt;/em&gt; &lt;/span&gt;; &lt;span data-type='name' class='clerk'&gt;verfaßt und geschrieben vom persönlichen Vertrauten Rainalds von Dassel, RH&lt;/span&gt;; &lt;span data-type='seg' class='seal'&gt;SI. 2.&lt;/span&gt; <text:s/>&lt;span data-type='seg' class='incipit'&gt;&lt;em&gt;Imperatoriam decet maiestatem&lt;/em&gt; &lt;/span&gt;.</text:p>
          </table:table-cell>
          <table:table-cell/>
          <table:table-cell office:value-type="string" calcext:value-type="string">
            <text:p>Orig.: Departementalarchiv Avignon (A). Kop.: Beglaubigte Kopie von 1266 März 17 ebenda (B). Drucke: Gallia Christ. noviss. 7, 75 n&lt;sup&gt;o&lt;/sup&gt; <text:s/>262; MG. DF. I. 329. Reg.: Stumpf 3908.</text:p>
          </table:table-cell>
          <table:table-cell office:value-type="string" calcext:value-type="string">
            <text:p>Friedrich I.</text:p>
          </table:table-cell>
          <table:table-cell table:number-columns-repeated="4"/>
          <table:table-cell office:value-type="string" calcext:value-type="string">
            <text:p>&lt;em&gt;Imperatoriam decet maiestatem&lt;/em&gt;</text:p>
          </table:table-cell>
          <table:table-cell office:value-type="string" calcext:value-type="string">
            <text:p>(X kal. iulii, apud Nouam Laudam habito generali concilio, quod dominus Victor papa IIII&lt;sup&gt;us&lt;/sup&gt; <text:s/>celebravit presente domino Frederico Romanorum imperatore augusto)</text:p>
          </table:table-cell>
          <table:table-cell/>
          <table:table-cell office:value-type="string" calcext:value-type="string">
            <text:p>SI. 2.</text:p>
          </table:table-cell>
          <table:table-cell office:value-type="string" calcext:value-type="string">
            <text:p>&lt;span class='spaced'&gt;Avignon&lt;/span&gt;</text:p>
          </table:table-cell>
          <table:table-cell/>
          <table:table-cell office:value-type="string" calcext:value-type="string">
            <text:p>verfaßt und geschrieben vom persönlichen Vertrauten Rainalds von Dassel, RH</text:p>
          </table:table-cell>
          <table:table-cell office:value-type="string" calcext:value-type="string">
            <text:p>&lt;em&gt;Rainaldus sanctę Coloniensis ęcclesię electus et Italię archicanc.&lt;/em&gt;</text:p>
          </table:table-cell>
          <table:table-cell table:number-columns-repeated="2"/>
          <table:table-cell office:value-type="string" calcext:value-type="string">
            <text:p>&lt;ul&gt;&lt;li&gt;&lt;link https://daten.digitale-sammlungen.de/bsb00009246/images/index.html?id=00009246&amp;seite=0114 - bsb&gt;Digitalisat der RI-Buchseite&lt;/link&gt;&lt;/li&gt;&lt;li&gt;&lt;link http://www.mgh.de/dmgh/diplomata/resolving/D_F_I_329 - mgh&gt;Druck in MGH DD&lt;/link&gt;&lt;/li&gt;&lt;li&gt;&lt;link http://www.hgw-online.net/abbildungsverzeichnis/df-i-329 - avekk&gt;Eintrag in AVEKK&lt;/link&gt;&lt;/li&gt;&lt;/ul&gt;</text:p>
          </table:table-cell>
          <table:table-cell office:value-type="string" calcext:value-type="string">
            <text:p>ri_1161-06-22_000001_000001_004_002_002_000398_0000000956</text:p>
          </table:table-cell>
          <table:table-cell office:value-type="string" calcext:value-type="string">
            <text:p>1161-06-22_1_0_4_2_2_398_956</text:p>
          </table:table-cell>
          <table:table-cell office:value-type="float" office:value="117" calcext:value-type="float">
            <text:p>117</text:p>
          </table:table-cell>
          <table:table-cell office:value-type="float" office:value="23585" calcext:value-type="float">
            <text:p>23585</text:p>
          </table:table-cell>
          <table:table-cell office:value-type="string" calcext:value-type="string">
            <text:p>004_002_002_000398_0000000956</text:p>
          </table:table-cell>
          <table:table-cell office:value-type="float" office:value="4002002" calcext:value-type="float">
            <text:p>4002002</text:p>
          </table:table-cell>
          <table:table-cell office:value-type="float" office:value="398" calcext:value-type="float">
            <text:p>398</text:p>
          </table:table-cell>
          <table:table-cell office:value-type="float" office:value="956" calcext:value-type="float">
            <text:p>956</text:p>
          </table:table-cell>
          <table:table-cell office:value-type="string" calcext:value-type="string">
            <text:p>1161-06-22_1_0_4_2_2_398_956</text:p>
          </table:table-cell>
          <table:table-cell office:value-type="string" calcext:value-type="string">
            <text:p>1161 Juni 22</text:p>
          </table:table-cell>
        </table:table-row>
        <table:table-row table:style-name="ro9">
          <table:table-cell office:value-type="float" office:value="986" calcext:value-type="float">
            <text:p>986</text:p>
          </table:table-cell>
          <table:table-cell office:value-type="string" calcext:value-type="string">
            <text:p>RI IV,2,2 n. 962</text:p>
          </table:table-cell>
          <table:table-cell office:value-type="string" calcext:value-type="string">
            <text:p>Lodi</text:p>
          </table:table-cell>
          <table:table-cell office:value-type="string" calcext:value-type="string">
            <text:p>1161-06-19</text:p>
          </table:table-cell>
          <table:table-cell office:value-type="string" calcext:value-type="string">
            <text:p>1161-06-22</text:p>
          </table:table-cell>
          <table:table-cell office:value-type="string" calcext:value-type="string">
            <text:p>Friedrich führt den Vorsitz auf der &lt;span data-type='name' class='recipient'&gt;&lt;span class='spaced'&gt;Synode von Lodi&lt;/span&gt; &lt;/span&gt; <text:s/>und bestätigt gemeinsam mit den anwesenden geistlichen und weltlichen Fürsten die Wahl und die schon im Vorjahr zu Pavia (vgl. Reg. 822) erfolgte Konfirmation Papst Viktors IV. Als Anwesende werden neben den in Regg. 955, 959, 960 und 961 angeführten Zeugen folgende Persönlichkeiten genannt: Patriarch Pilgrim von Aquileia, die Elekten Guido von Ravenna und Rainald von Köln mit ihren Suffraganen, Erzbischof (Stephan) von Vienne mit seinen Suffraganen und Erzbischof (Hillin) von Trier, zehn Suffragane des Mainzer Sitzes, Rudolf von Zähringen, Elekt von Mainz, und Konrad von Wittelsbach, Elekt von Mainz, zahlreiche Bischöfe, darunter Bischof Uguccio von Vercelli, Prioren, Äbte, Pröpste und andere Geistliche sowie Herzog (Theobald) von Böhmen und fünf Senatoren aus Rom. Des weiteren finden sich Boten der Könige (Ludwig VII.) von Frankreich, (Heinrich II.) von England und des (Herzogs Boleslaw IV.) von Polen ein, die ihre Zustimmung bekunden. Schriftlich entschuldigen sich die Könige (Waldemar) von Dänemark, (Hakon Herdebred oder Magnus Erlingson) von Norwegen, (Geisa II.) von Ungarn und (Vladislav) von Böhmen, sechs Erzbischöfe, 20 Bischöfe und viele Äbte der Zisterzienser (Acerbus Morena: &lt;em&gt;abbates Claravallenses&lt;/em&gt;) und anderer Orden sowie Pröpste und erkennen Viktor ausdrücklich als Papst an. Auf dieser Synode setzt Viktor IV. den Elekten Rudolf von Mainz, der den Kaiser vergeblich durch Geschenke für sich zu gewinnen versucht hatte, und den später gewählten Propst Christian von Merseburg gemäß dem Kirchenrecht ab und inthronisiert den vom Herrscher favorisierten Konrad von Wittelsbach, einen Verwandten Friedrichs, als Erzbischof von Mainz.</text:p>
          </table:table-cell>
          <table:table-cell office:value-type="string" calcext:value-type="string">
            <text:p>Ja</text:p>
          </table:table-cell>
          <table:table-cell office:value-type="string" calcext:value-type="string">
            <text:p>Acerbus Morena, ed. Güterbock, MG. SS rer. Germ. N. S. VII, 138 ff., Ann. s. Petri Erph. antiqui, ed. Holder-Egger, MG. SS rer. Germ. in us. schol., 20, Ann. s. Petri Erph. mai., ed. Holder-Egger, MG. SS rer. Germ. in us. schol., 58, Cron. s. Petri Erf. mod., ed. Holder-Egger, MG. SS rer. Germ. in us. schol., 181, Ann. s. Disibodi, MG. SS XVII, 30, Gislebert von Mons, ed. Vanderkindere, 65 (zu 1160), Chron. reg. Col., ed. Waitz, MG. SS rer. Germ. in us. schol., 106 (zu Cremona) und 113 (zu 1163), Ann. Laubienses, MG. SS IV, 24 (zu 1161 Mai, Cremona), Cron. Reinhardsbrunn., MG. SS XXX/1, 537 (zu Mai 21).</text:p>
          </table:table-cell>
          <table:table-cell office:value-type="string" calcext:value-type="string">
            <text:p>Friedrich I.</text:p>
          </table:table-cell>
          <table:table-cell office:value-type="string" calcext:value-type="string">
            <text:p>Zum ursprünglichen Termin der Kirchenversammlung und zur Wahl des Ortes vgl. Reg. &lt;link riregesten:ri_1161-05-21_000001_000001_004_002_002_000381_0000000939&gt;939&lt;/link&gt;. Zur Interpretation der bei Acerbus Morena genannten &lt;em&gt;abbates Claravallenses&lt;/em&gt; <text:s/>vgl. Güterbock in der Morena-Edition, 139 Anm. 5. - Die hier überlieferten, angeblichen Zustimmungen zu Viktor IV. aus anderen Königreichen wurden nur teilweise gegeben, vgl. etwa - zu Ungarn - Holtzmann, Alexander III. und Ungarn, Ungar. Jahrbücher 6 (1927) 408. Die Vorgänge der Mainzer Wahl von 1160/61 sind quellenmäßig erfaßt bei &lt;link http://opac.regesta-imperii.de/lang_de/kurztitelsuche_r.php?kurztitel=Böhmer,_Regesta_archiepiscoporum_Maguntinensium&gt;&lt;span class='smallcaps'&gt;Böhmer-Will&lt;/span&gt;&lt;/link&gt;, Reg. Geschichte Mainzer Erzbischöfe 1, S. 378 ff., vgl. aber auch Cron. Reinhardsbrunn., MG. SS XXX/1, 537 (Wahl Christians von Mainz zu 1161 April 2; dagegen in Cron. s. Petri Erf. mod., 180: zu 1160 Oktober 29) sowie Eberbacher Chronik, ed. Widmann, NA 13 (1888) 134 (Absetzung irrig nach Mainz verlegt). - Zur Reaktion der Zähringer vgl. das Schreiben Herzog Bertholds IV. von Burgund an König Ludwig VII. von Frankreich (Reg. &lt;link riregesten:ri_1161-06-20_000001_000001_004_002_002_000595_0000001153&gt;1153&lt;/link&gt;).</text:p>
          </table:table-cell>
          <table:table-cell table:number-columns-repeated="7"/>
          <table:table-cell office:value-type="string" calcext:value-type="string">
            <text:p>&lt;span class='spaced'&gt;Synode von Lodi&lt;/span&gt;</text:p>
          </table:table-cell>
          <table:table-cell table:number-columns-repeated="5"/>
          <table:table-cell office:value-type="string" calcext:value-type="string">
            <text:p>&lt;ul&gt;&lt;li&gt;&lt;link https://daten.digitale-sammlungen.de/bsb00009246/images/index.html?id=00009246&amp;seite=0116 - bsb&gt;Digitalisat der RI-Buchseite&lt;/link&gt;&lt;/li&gt;&lt;/ul&gt;</text:p>
          </table:table-cell>
          <table:table-cell office:value-type="string" calcext:value-type="string">
            <text:p>ri_1161-06-19_000001_000001_004_002_002_000404_0000000962</text:p>
          </table:table-cell>
          <table:table-cell office:value-type="string" calcext:value-type="string">
            <text:p>1161-06-19_1_0_4_2_2_404_962</text:p>
          </table:table-cell>
          <table:table-cell office:value-type="float" office:value="117" calcext:value-type="float">
            <text:p>117</text:p>
          </table:table-cell>
          <table:table-cell office:value-type="float" office:value="23591" calcext:value-type="float">
            <text:p>23591</text:p>
          </table:table-cell>
          <table:table-cell office:value-type="string" calcext:value-type="string">
            <text:p>004_002_002_000404_0000000962</text:p>
          </table:table-cell>
          <table:table-cell office:value-type="float" office:value="4002002" calcext:value-type="float">
            <text:p>4002002</text:p>
          </table:table-cell>
          <table:table-cell office:value-type="float" office:value="404" calcext:value-type="float">
            <text:p>404</text:p>
          </table:table-cell>
          <table:table-cell office:value-type="float" office:value="962" calcext:value-type="float">
            <text:p>962</text:p>
          </table:table-cell>
          <table:table-cell office:value-type="string" calcext:value-type="string">
            <text:p>1161-06-19_1_0_4_2_2_404_962</text:p>
          </table:table-cell>
          <table:table-cell office:value-type="string" calcext:value-type="string">
            <text:p>1161 Juni 19-22</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date-style style:name="N111">
      <number:day number:style="long"/>
      <number:text>. </number:text>
      <number:month number:textual="true"/>
      <number:text> </number:text>
      <number:year/>
    </number:date-style>
    <number:date-style style:name="N112">
      <number:day number:style="long"/>
      <number:text>. </number:text>
      <number:month number:textual="true"/>
    </number:date-style>
    <number:date-style style:name="N113">
      <number:month number:textual="true"/>
      <number:text> </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 </number:text>
    </number:number-style>
    <number:number-style style:name="N123P1" style:volatile="true">
      <number:text>-</number:text>
      <number:fill-character> </number:fill-character>
      <number:number number:decimal-places="2" number:min-decimal-places="2" number:min-integer-digits="1" number:grouping="true"/>
      <number:text> € </number:text>
    </number:number-style>
    <number:number-style style:name="N123P2" style:volatile="true">
      <number:text> </number:text>
      <number:fill-character> </number:fill-character>
      <number:text>-</number:text>
      <number:number number:decimal-places="0" number:min-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4">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24T11:32:13.570000000</meta:creation-date>
    <dc:date>2025-04-24T11:32:38.010000000</dc:date>
    <meta:editing-duration>PT24S</meta:editing-duration>
    <meta:editing-cycles>1</meta:editing-cycles>
    <meta:document-statistic meta:table-count="1" meta:cell-count="212" meta:object-count="0"/>
    <meta:generator>LibreOffice/7.3.3.2$Windows_X86_64 LibreOffice_project/d1d0ea68f081ee2800a922cac8f79445e4603348</meta:generator>
  </office:meta>
</office:document-meta>
</file>